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924f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924f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924f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924f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24f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924f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24f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924f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924f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924f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924f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924f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924f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924f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924f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924f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924f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annys Adrian Castillo Rosal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5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2248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e Leonel  Casti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34112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4.7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1" meta:non-whitespace-character-count="994"/>
    <meta:template xlink:type="simple" xlink:actuate="onRequest" xlink:title="Normal" xlink:href=""/>
  </office:meta>
</office:document-meta>
</file>